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d552" officeooo:paragraph-rsid="000cd552"/>
    </style:style>
    <style:style style:name="P2" style:family="paragraph" style:parent-style-name="Standard">
      <style:text-properties officeooo:rsid="001a0026" officeooo:paragraph-rsid="001a0026"/>
    </style:style>
    <style:style style:name="P3" style:family="paragraph" style:parent-style-name="Standard">
      <style:text-properties officeooo:rsid="001a0026" officeooo:paragraph-rsid="000dd610"/>
    </style:style>
    <style:style style:name="P4" style:family="paragraph" style:parent-style-name="Standard">
      <style:text-properties officeooo:rsid="00647a2b" officeooo:paragraph-rsid="00647a2b"/>
    </style:style>
    <style:style style:name="P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647a2b" officeooo:paragraph-rsid="00647a2b"/>
    </style:style>
    <style:style style:name="P6" style:family="paragraph" style:parent-style-name="Standard" style:list-style-name="L1">
      <style:text-properties officeooo:rsid="00647a2b" officeooo:paragraph-rsid="00647a2b"/>
    </style:style>
    <style:style style:name="P7" style:family="paragraph" style:parent-style-name="Standard" style:list-style-name="L1">
      <style:text-properties officeooo:rsid="0064b040" officeooo:paragraph-rsid="0064b040"/>
    </style:style>
    <style:style style:name="P8" style:family="paragraph" style:parent-style-name="Standard" style:list-style-name="L2">
      <style:text-properties officeooo:rsid="001a3204" officeooo:paragraph-rsid="001a3204"/>
    </style:style>
    <style:style style:name="P9" style:family="paragraph" style:parent-style-name="Standard" style:list-style-name="L2">
      <style:text-properties officeooo:rsid="001dec55" officeooo:paragraph-rsid="001dec55"/>
    </style:style>
    <style:style style:name="P10" style:family="paragraph" style:parent-style-name="Standard" style:list-style-name="L2">
      <style:text-properties officeooo:rsid="001f754d" officeooo:paragraph-rsid="001f754d"/>
    </style:style>
    <style:style style:name="P11" style:family="paragraph" style:parent-style-name="Standard" style:list-style-name="L2">
      <style:text-properties officeooo:rsid="002afeb2" officeooo:paragraph-rsid="002afeb2"/>
    </style:style>
    <style:style style:name="P12" style:family="paragraph" style:parent-style-name="Standard" style:list-style-name="L2">
      <style:text-properties officeooo:rsid="002c6410" officeooo:paragraph-rsid="002c6410"/>
    </style:style>
    <style:style style:name="P13" style:family="paragraph" style:parent-style-name="Standard" style:list-style-name="L2">
      <style:text-properties officeooo:rsid="00314916" officeooo:paragraph-rsid="00314916"/>
    </style:style>
    <style:style style:name="P14" style:family="paragraph" style:parent-style-name="Standard" style:list-style-name="L2">
      <style:text-properties officeooo:rsid="002face4" officeooo:paragraph-rsid="002face4"/>
    </style:style>
    <style:style style:name="P15" style:family="paragraph" style:parent-style-name="Standard" style:list-style-name="L2">
      <style:text-properties officeooo:rsid="0031b02c" officeooo:paragraph-rsid="0031b02c"/>
    </style:style>
    <style:style style:name="P16" style:family="paragraph" style:parent-style-name="Standard" style:list-style-name="L2">
      <style:text-properties officeooo:rsid="00336045" officeooo:paragraph-rsid="00336045"/>
    </style:style>
    <style:style style:name="P17" style:family="paragraph" style:parent-style-name="Standard" style:list-style-name="L2">
      <style:text-properties officeooo:rsid="00336045" officeooo:paragraph-rsid="003709b2"/>
    </style:style>
    <style:style style:name="P18" style:family="paragraph" style:parent-style-name="Standard" style:list-style-name="L2">
      <style:text-properties officeooo:rsid="003709b2" officeooo:paragraph-rsid="003709b2"/>
    </style:style>
    <style:style style:name="P19" style:family="paragraph" style:parent-style-name="Standard" style:list-style-name="L2">
      <style:text-properties officeooo:rsid="0038d388" officeooo:paragraph-rsid="0038d388"/>
    </style:style>
    <style:style style:name="P20" style:family="paragraph" style:parent-style-name="Standard" style:list-style-name="L2">
      <style:text-properties officeooo:rsid="003c8525" officeooo:paragraph-rsid="003c8525"/>
    </style:style>
    <style:style style:name="P21" style:family="paragraph" style:parent-style-name="Standard" style:list-style-name="L2">
      <style:text-properties officeooo:rsid="003d883e" officeooo:paragraph-rsid="003d883e"/>
    </style:style>
    <style:style style:name="P22" style:family="paragraph" style:parent-style-name="Standard" style:list-style-name="L2">
      <style:text-properties officeooo:rsid="00416cb8" officeooo:paragraph-rsid="00416cb8"/>
    </style:style>
    <style:style style:name="P23" style:family="paragraph" style:parent-style-name="Standard" style:list-style-name="L2">
      <style:text-properties officeooo:rsid="00443a73" officeooo:paragraph-rsid="00443a73"/>
    </style:style>
    <style:style style:name="P24" style:family="paragraph" style:parent-style-name="Standard" style:list-style-name="L2">
      <style:text-properties officeooo:rsid="0045b7d3" officeooo:paragraph-rsid="0045b7d3"/>
    </style:style>
    <style:style style:name="P25" style:family="paragraph" style:parent-style-name="Standard" style:list-style-name="L2">
      <style:text-properties officeooo:rsid="004a6e17" officeooo:paragraph-rsid="004a6e17"/>
    </style:style>
    <style:style style:name="P26" style:family="paragraph" style:parent-style-name="Standard" style:list-style-name="L2">
      <style:text-properties officeooo:rsid="004e0c5a" officeooo:paragraph-rsid="004e0c5a"/>
    </style:style>
    <style:style style:name="P27" style:family="paragraph" style:parent-style-name="Standard" style:list-style-name="L2">
      <style:text-properties officeooo:rsid="00513f84" officeooo:paragraph-rsid="00513f84"/>
    </style:style>
    <style:style style:name="P28" style:family="paragraph" style:parent-style-name="Standard" style:list-style-name="L2">
      <style:text-properties officeooo:rsid="00549bf2" officeooo:paragraph-rsid="00549bf2"/>
    </style:style>
    <style:style style:name="P29" style:family="paragraph" style:parent-style-name="Standard" style:list-style-name="L2">
      <style:text-properties officeooo:rsid="00563d12" officeooo:paragraph-rsid="00563d12"/>
    </style:style>
    <style:style style:name="P30" style:family="paragraph" style:parent-style-name="Standard" style:list-style-name="L2">
      <style:text-properties officeooo:rsid="0057fd21" officeooo:paragraph-rsid="0057fd21"/>
    </style:style>
    <style:style style:name="P31" style:family="paragraph" style:parent-style-name="Standard" style:list-style-name="L2">
      <style:text-properties officeooo:rsid="00634606" officeooo:paragraph-rsid="00634606"/>
    </style:style>
    <style:style style:name="T1" style:family="text">
      <style:text-properties officeooo:rsid="0030501d"/>
    </style:style>
    <style:style style:name="T2" style:family="text">
      <style:text-properties officeooo:rsid="0034aa8e"/>
    </style:style>
    <style:style style:name="T3" style:family="text">
      <style:text-properties officeooo:rsid="003709b2"/>
    </style:style>
    <style:style style:name="T4" style:family="text">
      <style:text-properties officeooo:rsid="003acfd0"/>
    </style:style>
    <style:style style:name="T5" style:family="text">
      <style:text-properties officeooo:rsid="00473eac"/>
    </style:style>
    <style:style style:name="T6" style:family="text">
      <style:text-properties officeooo:rsid="00487e76"/>
    </style:style>
    <style:style style:name="T7" style:family="text">
      <style:text-properties officeooo:rsid="005d34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elesning 1 ..risk...</text:p>
      <text:p text:style-name="P1"/>
      <text:p text:style-name="P3"/>
      <text:p text:style-name="P4">DE VIKTIGESTE BEGREPENE </text:p>
      <text:list xml:id="list6481313335635439176" text:style-name="L1">
        <text:list-item>
          <text:p text:style-name="P6">Danger </text:p>
          <text:list>
            <text:list-item>
              <text:p text:style-name="P7">Det som utgjør en fare for liv, eiendom ++ </text:p>
            </text:list-item>
          </text:list>
        </text:list-item>
        <text:list-item>
          <text:p text:style-name="P7">Doma</text:p>
        </text:list-item>
      </text:list>
      <text:p text:style-name="P4"/>
      <text:p text:style-name="P4"/>
      <text:p text:style-name="P5"/>
      <text:p text:style-name="P4"/>
      <text:p text:style-name="P2"/>
      <text:list xml:id="list2941080112347041735" text:style-name="L2">
        <text:list-item>
          <text:p text:style-name="P8">Slidsene kommer til å bli lagt ut på forhånd*, slik at man kan ta notater </text:p>
        </text:list-item>
        <text:list-item>
          <text:p text:style-name="P9">Les objectics </text:p>
          <text:list>
            <text:list-item>
              <text:p text:style-name="P10">Initiation pour nos futures carrières</text:p>
            </text:list-item>
            <text:list-item>
              <text:p text:style-name="P10">prise en complete </text:p>
            </text:list-item>
          </text:list>
        </text:list-item>
        <text:list-item>
          <text:p text:style-name="P11">Nous allons visiter une site industriel </text:p>
          <text:list>
            <text:list-item>
              <text:p text:style-name="P11">1 matinée</text:p>
            </text:list-item>
          </text:list>
        </text:list-item>
        <text:list-item>
          <text:p text:style-name="P12">100% <text:span text:style-name="T1">exame finalement</text:span></text:p>
          <text:list>
            <text:list-item>
              <text:p text:style-name="P12">23 mai 2018</text:p>
            </text:list-item>
            <text:list-item>
              <text:p text:style-name="P13">ecrit</text:p>
            </text:list-item>
          </text:list>
        </text:list-item>
        <text:list-item>
          <text:p text:style-name="P14">Cette course utilise Moodle</text:p>
        </text:list-item>
        <text:list-item>
          <text:p text:style-name="P15">Il n’y a pas une livre pour cette cours</text:p>
        </text:list-item>
        <text:list-item>
          <text:p text:style-name="P16">Generelle notasjoner <text:s/><text:span text:style-name="T2">=&gt; (Generelle pååfattninger?) </text:span></text:p>
          <text:list>
            <text:list-item>
              <text:p text:style-name="P16">Dangers </text:p>
              <text:list>
                <text:list-item>
                  <text:p text:style-name="P18">ce qui constitute une menace pour la tranquilite ou l’existence meme d’une personne, d’un bien</text:p>
                </text:list-item>
              </text:list>
            </text:list-item>
            <text:list-item>
              <text:p text:style-name="P17">Dommages</text:p>
              <text:list>
                <text:list-item>
                  <text:p text:style-name="P18">Degat materiel (prejudice) cause auc cjoses ou auc persones </text:p>
                </text:list-item>
                <text:list-item>
                  <text:p text:style-name="P17"><text:span text:style-name="T3">f(intensite du nanger , vulnerabilite)</text:span> </text:p>
                </text:list-item>
              </text:list>
            </text:list-item>
            <text:list-item>
              <text:p text:style-name="P16">Risques</text:p>
              <text:list>
                <text:list-item>
                  <text:p text:style-name="P19">Domages vi frequence = f(probabilite)</text:p>
                </text:list-item>
                <text:list-item>
                  <text:p text:style-name="P19">Langage courant risques = danger</text:p>
                </text:list-item>
              </text:list>
            </text:list-item>
          </text:list>
        </text:list-item>
        <text:list-item>
          <text:p text:style-name="P18">I allmentale bruker <text:span text:style-name="T4">man risques og dangers om hverandre</text:span></text:p>
        </text:list-item>
        <text:list-item>
          <text:p text:style-name="P20">Grandes families de dangers</text:p>
          <text:list>
            <text:list-item>
              <text:p text:style-name="P21">les dangers naturels </text:p>
              <text:list>
                <text:list-item>
                  <text:p text:style-name="P21">avalanche, </text:p>
                </text:list-item>
              </text:list>
            </text:list-item>
            <text:list-item>
              <text:p text:style-name="P21">Les dangers technologiques </text:p>
              <text:list>
                <text:list-item>
                  <text:p text:style-name="P21">Dangers instruielles</text:p>
                </text:list-item>
              </text:list>
            </text:list-item>
            <text:list-item>
              <text:p text:style-name="P22">Les dangers de la vie quotidienne </text:p>
              <text:list>
                <text:list-item>
                  <text:p text:style-name="P22">Acidents domestisiques, accidenst de montagne ... </text:p>
                </text:list-item>
              </text:list>
            </text:list-item>
            <text:list-item>
              <text:p text:style-name="P23">Les dangers profesionells </text:p>
            </text:list-item>
            <text:list-item>
              <text:p text:style-name="P24">Les dangers lies au<text:span text:style-name="T5">x</text:span> conflits <text:span text:style-name="T6">(yc terrorisme) </text:span></text:p>
            </text:list-item>
          </text:list>
        </text:list-item>
        <text:list-item>
          <text:p text:style-name="P23">Det er en ciss usikkerhet med når det er folk som står bak (angrep, etc.), så det gir ikke samme mulighet til å sette sannsynligheter på det </text:p>
        </text:list-item>
        <text:list-item>
          <text:p text:style-name="P25">perimetre du cours </text:p>
          <text:list>
            <text:list-item>
              <text:p text:style-name="P25">Origine </text:p>
              <text:list>
                <text:list-item>
                  <text:p text:style-name="P25">Activites hummaines ET endustrielles. </text:p>
                </text:list-item>
              </text:list>
            </text:list-item>
            <text:list-item>
              <text:p text:style-name="P25">Importance </text:p>
              <text:list>
                <text:list-item>
                  <text:p text:style-name="P25"><text:soft-page-break/>Catastrophes ou accidents majeurs </text:p>
                </text:list-item>
                <text:list-item>
                  <text:p text:style-name="P25">Dommages tres importants <text:s/>(societe =/= Individu) </text:p>
                  <text:list>
                    <text:list-item>
                      <text:p text:style-name="P26">Størrelsesorden er viktig</text:p>
                    </text:list-item>
                  </text:list>
                </text:list-item>
              </text:list>
            </text:list-item>
            <text:list-item>
              <text:p text:style-name="P27">Duree de l’exposition </text:p>
              <text:list>
                <text:list-item>
                  <text:p text:style-name="P27">aigue /eventement brutal </text:p>
                </text:list-item>
              </text:list>
            </text:list-item>
          </text:list>
        </text:list-item>
        <text:list-item>
          <text:p text:style-name="P28">Dans le cours </text:p>
          <text:list>
            <text:list-item>
              <text:p text:style-name="P28">Instalations indistriels </text:p>
            </text:list-item>
            <text:list-item>
              <text:p text:style-name="P28">Accidenst lies au transport des parcendises dangereuses </text:p>
            </text:list-item>
          </text:list>
        </text:list-item>
        <text:list-item>
          <text:p text:style-name="P29">Peripherique <text:span text:style-name="T7">d</text:span>u cours </text:p>
          <text:list>
            <text:list-item>
              <text:p text:style-name="P29">Installations nucleaires <text:s/>(methodologie propre)</text:p>
            </text:list-item>
            <text:list-item>
              <text:p text:style-name="P29">Sacurite au travail (accidents individuels)</text:p>
            </text:list-item>
          </text:list>
        </text:list-item>
        <text:list-item>
          <text:p text:style-name="P30">Hours du transport ...</text:p>
        </text:list-item>
        <text:list-item>
          <text:p text:style-name="P30">Les rusques industriels ces dernieres annees </text:p>
          <text:list>
            <text:list-item>
              <text:p text:style-name="P30">3 exemples de differentes natrures </text:p>
            </text:list-item>
          </text:list>
        </text:list-item>
        <text:list-item>
          <text:p text:style-name="P3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9:16:21.244692677</meta:creation-date>
    <dc:date>2019-02-26T13:16:11.341231993</dc:date>
    <meta:editing-duration>PT12H7M6S</meta:editing-duration>
    <meta:editing-cycles>87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308" meta:character-count="1784" meta:non-whitespace-character-count="1547"/>
  </office:meta>
</office:document-meta>
</file>